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3528" calcext:value-type="float">
            <text:p>-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862" calcext:value-type="float">
            <text:p>-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4216" calcext:value-type="float">
            <text:p>-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64" calcext:value-type="float">
            <text:p>-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328" calcext:value-type="float">
            <text:p>-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84" calcext:value-type="float">
            <text:p>-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728" calcext:value-type="float">
            <text:p>-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168" calcext:value-type="float">
            <text:p>-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7048" calcext:value-type="float">
            <text:p>-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6024" calcext:value-type="float">
            <text:p>-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7304" calcext:value-type="float">
            <text:p>-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0032" calcext:value-type="float">
            <text:p>-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548" calcext:value-type="float">
            <text:p>-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43016" calcext:value-type="float">
            <text:p>-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144" calcext:value-type="float">
            <text:p>-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8152" calcext:value-type="float">
            <text:p>-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21808" calcext:value-type="float">
            <text:p>-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18176" calcext:value-type="float">
            <text:p>-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19088" calcext:value-type="float">
            <text:p>-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348" calcext:value-type="float">
            <text:p>-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504" calcext:value-type="float">
            <text:p>-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2044" calcext:value-type="float">
            <text:p>-4.1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03597968" calcext:value-type="float">
            <text:p>-4.1503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8135" calcext:value-type="float">
            <text:p>-4.128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24477968" calcext:value-type="float">
            <text:p>-4.0924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6601" calcext:value-type="float">
            <text:p>-4.046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8313" calcext:value-type="float">
            <text:p>-4.028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01848984" calcext:value-type="float">
            <text:p>-4.0201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151047968" calcext:value-type="float">
            <text:p>-4.0151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21507968" calcext:value-type="float">
            <text:p>-4.0021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62758984" calcext:value-type="float">
            <text:p>-3.9862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3355" calcext:value-type="float">
            <text:p>-3.983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4879" calcext:value-type="float">
            <text:p>-3.984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71318984" calcext:value-type="float">
            <text:p>-3.9771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64638984" calcext:value-type="float">
            <text:p>-3.9664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41447968" calcext:value-type="float">
            <text:p>-3.9541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30957968" calcext:value-type="float">
            <text:p>-3.9430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47137968" calcext:value-type="float">
            <text:p>-3.9347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66187968" calcext:value-type="float">
            <text:p>-3.9366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11907968" calcext:value-type="float">
            <text:p>-3.9411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4493" calcext:value-type="float">
            <text:p>-3.944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478" calcext:value-type="float">
            <text:p>-3.95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9733" calcext:value-type="float">
            <text:p>-3.9597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9065" calcext:value-type="float">
            <text:p>-3.94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77617968" calcext:value-type="float">
            <text:p>-3.9377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40788984" calcext:value-type="float">
            <text:p>-3.9340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392857968" calcext:value-type="float">
            <text:p>-3.9392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9065" calcext:value-type="float">
            <text:p>-3.949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7066" calcext:value-type="float">
            <text:p>-3.95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22397968" calcext:value-type="float">
            <text:p>-3.9522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96998984" calcext:value-type="float">
            <text:p>-3.9496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8303" calcext:value-type="float">
            <text:p>-3.948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49067968" calcext:value-type="float">
            <text:p>-3.9549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59557968" calcext:value-type="float">
            <text:p>-3.9659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3068" calcext:value-type="float">
            <text:p>-3.9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3736" calcext:value-type="float">
            <text:p>-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38958984" calcext:value-type="float">
            <text:p>-3.9938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928" calcext:value-type="float">
            <text:p>-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27528984" calcext:value-type="float">
            <text:p>-3.9927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08147968" calcext:value-type="float">
            <text:p>-3.9808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39567968" calcext:value-type="float">
            <text:p>-3.9739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91308984" calcext:value-type="float">
            <text:p>-3.9691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11298984" calcext:value-type="float">
            <text:p>-3.9611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00808984" calcext:value-type="float">
            <text:p>-3.9500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461437968" calcext:value-type="float">
            <text:p>-3.9461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45257968" calcext:value-type="float">
            <text:p>-3.9545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554148984" calcext:value-type="float">
            <text:p>-3.9554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64638984" calcext:value-type="float">
            <text:p>-3.9664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62427968" calcext:value-type="float">
            <text:p>-3.9762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0401" calcext:value-type="float">
            <text:p>-3.970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721788984" calcext:value-type="float">
            <text:p>-3.9721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828468984" calcext:value-type="float">
            <text:p>-3.9828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95166" calcext:value-type="float">
            <text:p>-3.99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079928984" calcext:value-type="float">
            <text:p>-4.0079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39948984" calcext:value-type="float">
            <text:p>-4.0239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5933" calcext:value-type="float">
            <text:p>-4.035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29177968" calcext:value-type="float">
            <text:p>-4.0429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59988984" calcext:value-type="float">
            <text:p>-4.0559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653" calcext:value-type="float">
            <text:p>-4.081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6897968" calcext:value-type="float">
            <text:p>-4.123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12488984" calcext:value-type="float">
            <text:p>-4.15124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5818984" calcext:value-type="float">
            <text:p>-4.1485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0139" calcext:value-type="float">
            <text:p>-4.160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2331" calcext:value-type="float">
            <text:p>-4.172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6328984" calcext:value-type="float">
            <text:p>-4.17563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88407968" calcext:value-type="float">
            <text:p>-4.1888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08728984" calcext:value-type="float">
            <text:p>-4.1908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7571" calcext:value-type="float">
            <text:p>-4.187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5537968" calcext:value-type="float">
            <text:p>-4.1785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9951" calcext:value-type="float">
            <text:p>-4.179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50307968" calcext:value-type="float">
            <text:p>-4.1850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39817968" calcext:value-type="float">
            <text:p>-4.1739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2524" calcext:value-type="float">
            <text:p>-4.1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288" calcext:value-type="float">
            <text:p>-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90668984" calcext:value-type="float">
            <text:p>-4.2190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15127968" calcext:value-type="float">
            <text:p>-4.2315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40857968" calcext:value-type="float">
            <text:p>-4.2440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00877968" calcext:value-type="float">
            <text:p>-4.260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36438984" calcext:value-type="float">
            <text:p>-4.2636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203" calcext:value-type="float">
            <text:p>-4.2912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0947968" calcext:value-type="float">
            <text:p>-4.3160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93357968" calcext:value-type="float">
            <text:p>-4.3393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973" calcext:value-type="float">
            <text:p>-4.355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6641" calcext:value-type="float">
            <text:p>-4.3666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55638984" calcext:value-type="float">
            <text:p>-4.3855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648" calcext:value-type="float">
            <text:p>-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6745" calcext:value-type="float">
            <text:p>-4.436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90637968" calcext:value-type="float">
            <text:p>-4.4490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44308984" calcext:value-type="float">
            <text:p>-4.4644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0068984" calcext:value-type="float">
            <text:p>-4.5010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2376" calcext:value-type="float">
            <text:p>-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2856" calcext:value-type="float">
            <text:p>-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5716" calcext:value-type="float">
            <text:p>-4.58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724" calcext:value-type="float">
            <text:p>-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96527968" calcext:value-type="float">
            <text:p>-4.5896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147" calcext:value-type="float">
            <text:p>-4.605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12757968" calcext:value-type="float">
            <text:p>-4.621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7908" calcext:value-type="float">
            <text:p>-4.5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89238984" calcext:value-type="float">
            <text:p>-4.5989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34068984" calcext:value-type="float">
            <text:p>-4.6534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72068984" calcext:value-type="float">
            <text:p>-4.5772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7611" calcext:value-type="float">
            <text:p>-4.5076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24977968" calcext:value-type="float">
            <text:p>-4.4924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3547968" calcext:value-type="float">
            <text:p>-4.4913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8" calcext:value-type="float">
            <text:p>-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47837968" calcext:value-type="float">
            <text:p>-4.4947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7418" calcext:value-type="float">
            <text:p>-4.48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08797968" calcext:value-type="float">
            <text:p>-4.5008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68817968" calcext:value-type="float">
            <text:p>-4.5168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802" calcext:value-type="float">
            <text:p>-4.51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0471" calcext:value-type="float">
            <text:p>-4.530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99347968" calcext:value-type="float">
            <text:p>-4.5599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7903" calcext:value-type="float">
            <text:p>-4.557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5301164" calcext:value-type="float">
            <text:p>-4.48530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61378984" calcext:value-type="float">
            <text:p>-4.4061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3768984" calcext:value-type="float">
            <text:p>-4.4133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7601" calcext:value-type="float">
            <text:p>-4.427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85228984" calcext:value-type="float">
            <text:p>-4.4385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7225" calcext:value-type="float">
            <text:p>-4.467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0085" calcext:value-type="float">
            <text:p>-4.49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3321" calcext:value-type="float">
            <text:p>-4.473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50938984" calcext:value-type="float">
            <text:p>-4.4350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9018984" calcext:value-type="float">
            <text:p>-4.4229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42987968" calcext:value-type="float">
            <text:p>-4.4242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9887" calcext:value-type="float">
            <text:p>-4.4298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74738984" calcext:value-type="float">
            <text:p>-4.4274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1886" calcext:value-type="float">
            <text:p>-4.421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77277968" calcext:value-type="float">
            <text:p>-4.4277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34427968" calcext:value-type="float">
            <text:p>-4.4334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555" calcext:value-type="float">
            <text:p>-4.440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3034" calcext:value-type="float">
            <text:p>-4.463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0998984" calcext:value-type="float">
            <text:p>-4.4830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43368984" calcext:value-type="float">
            <text:p>-4.4743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28128984" calcext:value-type="float">
            <text:p>-4.4728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989" calcext:value-type="float">
            <text:p>-4.483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6728984" calcext:value-type="float">
            <text:p>-4.4956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20227968" calcext:value-type="float">
            <text:p>-4.502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609" calcext:value-type="float">
            <text:p>-4.491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0654" calcext:value-type="float">
            <text:p>-4.470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888" calcext:value-type="float">
            <text:p>-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21067968" calcext:value-type="float">
            <text:p>-4.4121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551" calcext:value-type="float">
            <text:p>-4.408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5409" calcext:value-type="float">
            <text:p>-4.415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267" calcext:value-type="float">
            <text:p>-4.422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69657968" calcext:value-type="float">
            <text:p>-4.4269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341" calcext:value-type="float">
            <text:p>-4.42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76337968" calcext:value-type="float">
            <text:p>-4.437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45248984" calcext:value-type="float">
            <text:p>-4.4545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10018984" calcext:value-type="float">
            <text:p>-4.4610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5795" calcext:value-type="float">
            <text:p>-4.455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01127968" calcext:value-type="float">
            <text:p>-4.4601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63967968" calcext:value-type="float">
            <text:p>-4.4463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00137968" calcext:value-type="float">
            <text:p>-4.4300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09968984" calcext:value-type="float">
            <text:p>-4.4209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07757968" calcext:value-type="float">
            <text:p>-4.4307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03947968" calcext:value-type="float">
            <text:p>-4.4303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29677968" calcext:value-type="float">
            <text:p>-4.4429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8175" calcext:value-type="float">
            <text:p>-4.448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61097968" calcext:value-type="float">
            <text:p>-4.4361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9793" calcext:value-type="float">
            <text:p>-4.439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6837968" calcext:value-type="float">
            <text:p>-4.456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46847968" calcext:value-type="float">
            <text:p>-4.4646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21117968" calcext:value-type="float">
            <text:p>-4.4521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222" calcext:value-type="float">
            <text:p>-4.44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8937" calcext:value-type="float">
            <text:p>-4.448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45248984" calcext:value-type="float">
            <text:p>-4.4545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01458984" calcext:value-type="float">
            <text:p>-4.4701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5226" calcext:value-type="float">
            <text:p>-4.475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6837968" calcext:value-type="float">
            <text:p>-4.456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246" calcext:value-type="float">
            <text:p>-4.4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87767968" calcext:value-type="float">
            <text:p>-4.4387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19518984" calcext:value-type="float">
            <text:p>-4.4419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14437968" calcext:value-type="float">
            <text:p>-4.4414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5983" calcext:value-type="float">
            <text:p>-4.435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68717968" calcext:value-type="float">
            <text:p>-4.4368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509" calcext:value-type="float">
            <text:p>-4.453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11898984" calcext:value-type="float">
            <text:p>-4.4411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996832" calcext:value-type="float">
            <text:p>-4.409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56297968" calcext:value-type="float">
            <text:p>-4.4056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08038984" calcext:value-type="float">
            <text:p>-4.4008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2836" calcext:value-type="float">
            <text:p>-4.4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33437968" calcext:value-type="float">
            <text:p>-4.4033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6777968" calcext:value-type="float">
            <text:p>-4.408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551" calcext:value-type="float">
            <text:p>-4.408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30567968" calcext:value-type="float">
            <text:p>-4.3930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00087968" calcext:value-type="float">
            <text:p>-4.3900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912" calcext:value-type="float">
            <text:p>-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08647968" calcext:value-type="float">
            <text:p>-4.3808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36257968" calcext:value-type="float">
            <text:p>-4.3736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52768984" calcext:value-type="float">
            <text:p>-4.3752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55588984" calcext:value-type="float">
            <text:p>-4.3455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7779" calcext:value-type="float">
            <text:p>-4.327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81268984" calcext:value-type="float">
            <text:p>-4.3181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02857968" calcext:value-type="float">
            <text:p>-4.3202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9047968" calcext:value-type="float">
            <text:p>-4.3199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00318984" calcext:value-type="float">
            <text:p>-4.3200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0467968" calcext:value-type="float">
            <text:p>-4.3130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1427968" calcext:value-type="float">
            <text:p>-4.3191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4063" calcext:value-type="float">
            <text:p>-4.314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0017968" calcext:value-type="float">
            <text:p>-4.3340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12407968" calcext:value-type="float">
            <text:p>-4.3412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7111" calcext:value-type="float">
            <text:p>-4.317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39967968" calcext:value-type="float">
            <text:p>-4.2939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91708984" calcext:value-type="float">
            <text:p>-4.2891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84747968" calcext:value-type="float">
            <text:p>-4.3084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8597968" calcext:value-type="float">
            <text:p>-4.3408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34" calcext:value-type="float">
            <text:p>-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2867968" calcext:value-type="float">
            <text:p>-4.3282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0947968" calcext:value-type="float">
            <text:p>-4.3160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38418984" calcext:value-type="float">
            <text:p>-4.3238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32397968" calcext:value-type="float">
            <text:p>-4.3332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1768984" calcext:value-type="float">
            <text:p>-4.3371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03847968" calcext:value-type="float">
            <text:p>-4.3503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4924" calcext:value-type="float">
            <text:p>-4.3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3687" calcext:value-type="float">
            <text:p>-4.353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44158984" calcext:value-type="float">
            <text:p>-4.3444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67627968" calcext:value-type="float">
            <text:p>-4.326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0947968" calcext:value-type="float">
            <text:p>-4.3160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91708984" calcext:value-type="float">
            <text:p>-4.2891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6344" calcext:value-type="float">
            <text:p>-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73598984" calcext:value-type="float">
            <text:p>-4.2773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10427968" calcext:value-type="float">
            <text:p>-4.2810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73" calcext:value-type="float">
            <text:p>-4.31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99378984" calcext:value-type="float">
            <text:p>-4.329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46647968" calcext:value-type="float">
            <text:p>-4.3046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98057968" calcext:value-type="float">
            <text:p>-4.2898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70778984" calcext:value-type="float">
            <text:p>-4.3070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54598984" calcext:value-type="float">
            <text:p>-4.3154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22188984" calcext:value-type="float">
            <text:p>-4.2922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09487968" calcext:value-type="float">
            <text:p>-4.2909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25008984" calcext:value-type="float">
            <text:p>-4.2625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7388" calcext:value-type="float">
            <text:p>-4.24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818" calcext:value-type="float">
            <text:p>-4.25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2307968" calcext:value-type="float">
            <text:p>-4.2612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0149" calcext:value-type="float">
            <text:p>-4.240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7195" calcext:value-type="float">
            <text:p>-4.227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6547968" calcext:value-type="float">
            <text:p>-4.2246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60847968" calcext:value-type="float">
            <text:p>-4.2360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00877968" calcext:value-type="float">
            <text:p>-4.260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02807968" calcext:value-type="float">
            <text:p>-4.2802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4251" calcext:value-type="float">
            <text:p>-4.294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1887968" calcext:value-type="float">
            <text:p>-4.306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17438984" calcext:value-type="float">
            <text:p>-4.3017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37147968" calcext:value-type="float">
            <text:p>-4.3237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539" calcext:value-type="float">
            <text:p>-4.312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28868984" calcext:value-type="float">
            <text:p>-4.3028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07888984" calcext:value-type="float">
            <text:p>-4.2807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5295" calcext:value-type="float">
            <text:p>-4.265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58967968" calcext:value-type="float">
            <text:p>-4.2558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79288984" calcext:value-type="float">
            <text:p>-4.2579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36107968" calcext:value-type="float">
            <text:p>-4.2536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8828984" calcext:value-type="float">
            <text:p>-4.2708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33618984" calcext:value-type="float">
            <text:p>-4.2933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18097968" calcext:value-type="float">
            <text:p>-4.3218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9358984" calcext:value-type="float">
            <text:p>-4.3139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84747968" calcext:value-type="float">
            <text:p>-4.3084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30417968" calcext:value-type="float">
            <text:p>-4.2730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84697968" calcext:value-type="float">
            <text:p>-4.2684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07557968" calcext:value-type="float">
            <text:p>-4.2707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3578984" calcext:value-type="float">
            <text:p>-4.2613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3009" calcext:value-type="float">
            <text:p>-4.263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9105" calcext:value-type="float">
            <text:p>-4.269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917" calcext:value-type="float">
            <text:p>-4.2889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08547968" calcext:value-type="float">
            <text:p>-4.3008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50738984" calcext:value-type="float">
            <text:p>-4.2750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4439" calcext:value-type="float">
            <text:p>-4.274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26408" calcext:value-type="float">
            <text:p>-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709416" calcext:value-type="float">
            <text:p>-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1648" calcext:value-type="float">
            <text:p>-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1698" calcext:value-type="float">
            <text:p>-4.441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6777968" calcext:value-type="float">
            <text:p>-4.408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4073" calcext:value-type="float">
            <text:p>-4.394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4261" calcext:value-type="float">
            <text:p>-4.374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21957968" calcext:value-type="float">
            <text:p>-4.3621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769" calcext:value-type="float">
            <text:p>-4.37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5879" calcext:value-type="float">
            <text:p>-4.365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4449" calcext:value-type="float">
            <text:p>-4.354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2897968" calcext:value-type="float">
            <text:p>-4.3522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1318984" calcext:value-type="float">
            <text:p>-4.3581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39408984" calcext:value-type="float">
            <text:p>-4.3539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925" calcext:value-type="float">
            <text:p>-4.3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74638984" calcext:value-type="float">
            <text:p>-4.3474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03847968" calcext:value-type="float">
            <text:p>-4.3503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07" calcext:value-type="float">
            <text:p>-4.37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86118984" calcext:value-type="float">
            <text:p>-4.3886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8546" calcext:value-type="float">
            <text:p>-4.368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925" calcext:value-type="float">
            <text:p>-4.352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7018984" calcext:value-type="float">
            <text:p>-4.3467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163" calcext:value-type="float">
            <text:p>-4.352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2737" calcext:value-type="float">
            <text:p>-4.372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79438984" calcext:value-type="float">
            <text:p>-4.3779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8833" calcext:value-type="float">
            <text:p>-4.378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1967968" calcext:value-type="float">
            <text:p>-4.3701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28028984" calcext:value-type="float">
            <text:p>-4.3928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84188984" calcext:value-type="float">
            <text:p>-4.3684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83857968" calcext:value-type="float">
            <text:p>-4.3583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84797968" calcext:value-type="float">
            <text:p>-4.3484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38137968" calcext:value-type="float">
            <text:p>-4.3538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69888984" calcext:value-type="float">
            <text:p>-4.3569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4355" calcext:value-type="float">
            <text:p>-4.364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0358984" calcext:value-type="float">
            <text:p>-4.3520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09537968" calcext:value-type="float">
            <text:p>-4.3309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68898984" calcext:value-type="float">
            <text:p>-4.3268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13678984" calcext:value-type="float">
            <text:p>-4.3413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5305" calcext:value-type="float">
            <text:p>-4.345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03847968" calcext:value-type="float">
            <text:p>-4.3503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09868984" calcext:value-type="float">
            <text:p>-4.3409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60007968" calcext:value-type="float">
            <text:p>-4.3260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3608984" calcext:value-type="float">
            <text:p>-4.28536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36107968" calcext:value-type="float">
            <text:p>-4.2536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528" calcext:value-type="float">
            <text:p>-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2049" calcext:value-type="float">
            <text:p>-4.202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22697968" calcext:value-type="float">
            <text:p>-4.1922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91277968" calcext:value-type="float">
            <text:p>-4.1991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27778984" calcext:value-type="float">
            <text:p>-4.1927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27447968" calcext:value-type="float">
            <text:p>-4.1827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00777968" calcext:value-type="float">
            <text:p>-4.1800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576" calcext:value-type="float">
            <text:p>-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78857968" calcext:value-type="float">
            <text:p>-4.1678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13147968" calcext:value-type="float">
            <text:p>-4.1713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79188984" calcext:value-type="float">
            <text:p>-4.1779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87748984" calcext:value-type="float">
            <text:p>-4.1687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83607968" calcext:value-type="float">
            <text:p>-4.1583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3375" calcext:value-type="float">
            <text:p>-4.143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147" calcext:value-type="float">
            <text:p>-4.14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85818984" calcext:value-type="float">
            <text:p>-4.1485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51528984" calcext:value-type="float">
            <text:p>-4.1451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13428984" calcext:value-type="float">
            <text:p>-4.141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13428984" calcext:value-type="float">
            <text:p>-4.1413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1089" calcext:value-type="float">
            <text:p>-4.141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1277" calcext:value-type="float">
            <text:p>-4.1212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32428984" calcext:value-type="float">
            <text:p>-4.1032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7827968" calcext:value-type="float">
            <text:p>-4.1057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04487968" calcext:value-type="float">
            <text:p>-4.100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09568984" calcext:value-type="float">
            <text:p>-4.1009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12107968" calcext:value-type="float">
            <text:p>-4.1012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36238984" calcext:value-type="float">
            <text:p>-4.1036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40048984" calcext:value-type="float">
            <text:p>-4.1040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9237968" calcext:value-type="float">
            <text:p>-4.0909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131" calcext:value-type="float">
            <text:p>-4.096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85568" calcext:value-type="float">
            <text:p>-4.08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82567968" calcext:value-type="float">
            <text:p>-4.0882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54957968" calcext:value-type="float">
            <text:p>-4.0954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05758984" calcext:value-type="float">
            <text:p>-4.1005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9179" calcext:value-type="float">
            <text:p>-4.099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77817968" calcext:value-type="float">
            <text:p>-4.0977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9578984" calcext:value-type="float">
            <text:p>-4.1089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10227968" calcext:value-type="float">
            <text:p>-4.1210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19118984" calcext:value-type="float">
            <text:p>-4.1219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15308984" calcext:value-type="float">
            <text:p>-4.1215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6705" calcext:value-type="float">
            <text:p>-4.116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08628984" calcext:value-type="float">
            <text:p>-4.1108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5457968" calcext:value-type="float">
            <text:p>-4.1145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038" calcext:value-type="float">
            <text:p>-4.11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42918984" calcext:value-type="float">
            <text:p>-4.1142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6887968" calcext:value-type="float">
            <text:p>-4.1156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37837968" calcext:value-type="float">
            <text:p>-4.1137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69257968" calcext:value-type="float">
            <text:p>-4.1069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42587968" calcext:value-type="float">
            <text:p>-4.1042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54017968" calcext:value-type="float">
            <text:p>-4.1054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8704" calcext:value-type="float">
            <text:p>-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012107968" calcext:value-type="float">
            <text:p>-4.1012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17797968" calcext:value-type="float">
            <text:p>-4.0817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97148984" calcext:value-type="float">
            <text:p>-4.0697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08247968" calcext:value-type="float">
            <text:p>-4.0608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8318" calcext:value-type="float">
            <text:p>-4.06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527" calcext:value-type="float">
            <text:p>-4.065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75228984" calcext:value-type="float">
            <text:p>-4.0575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6032" calcext:value-type="float">
            <text:p>-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56178984" calcext:value-type="float">
            <text:p>-4.0556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7457" calcext:value-type="float">
            <text:p>-4.037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88538984" calcext:value-type="float">
            <text:p>-4.0388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3934" calcext:value-type="float">
            <text:p>-4.04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83788984" calcext:value-type="float">
            <text:p>-4.0483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35857968" calcext:value-type="float">
            <text:p>-4.0535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8412" calcext:value-type="float">
            <text:p>-4.0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0698" calcext:value-type="float">
            <text:p>-4.06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5844" calcext:value-type="float">
            <text:p>-4.0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20008984" calcext:value-type="float">
            <text:p>-4.0720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47287968" calcext:value-type="float">
            <text:p>-4.0547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24427968" calcext:value-type="float">
            <text:p>-4.0524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8887" calcext:value-type="float">
            <text:p>-4.0488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495218984" calcext:value-type="float">
            <text:p>-4.0495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586658984" calcext:value-type="float">
            <text:p>-4.0586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76827968" calcext:value-type="float">
            <text:p>-4.0676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4889" calcext:value-type="float">
            <text:p>-4.064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4889" calcext:value-type="float">
            <text:p>-4.064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666668984" calcext:value-type="float">
            <text:p>-4.0666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1747" calcext:value-type="float">
            <text:p>-4.0717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783507968" calcext:value-type="float">
            <text:p>-4.0783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2321" calcext:value-type="float">
            <text:p>-4.092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09237968" calcext:value-type="float">
            <text:p>-4.0909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5082" calcext:value-type="float">
            <text:p>-4.08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876218984" calcext:value-type="float">
            <text:p>-4.087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96512" calcext:value-type="float">
            <text:p>-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14977968" calcext:value-type="float">
            <text:p>-4.1114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61968984" calcext:value-type="float">
            <text:p>-4.1161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34358984" calcext:value-type="float">
            <text:p>-4.1234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181" calcext:value-type="float">
            <text:p>-4.115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242" calcext:value-type="float">
            <text:p>-4.1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0896" calcext:value-type="float">
            <text:p>-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7848" calcext:value-type="float">
            <text:p>-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61968984" calcext:value-type="float">
            <text:p>-4.1161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150538984" calcext:value-type="float">
            <text:p>-4.1150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259757968" calcext:value-type="float">
            <text:p>-4.1259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34231" calcext:value-type="float">
            <text:p>-4.134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2613" calcext:value-type="float">
            <text:p>-4.142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539158984" calcext:value-type="float">
            <text:p>-4.1539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17897968" calcext:value-type="float">
            <text:p>-4.1617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69664" calcext:value-type="float">
            <text:p>-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78046" calcext:value-type="float">
            <text:p>-4.17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84523" calcext:value-type="float">
            <text:p>-4.184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35398984" calcext:value-type="float">
            <text:p>-4.1935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72558984" calcext:value-type="float">
            <text:p>-4.2072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61128984" calcext:value-type="float">
            <text:p>-4.2061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65878984" calcext:value-type="float">
            <text:p>-4.1965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3286" calcext:value-type="float">
            <text:p>-4.19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2524" calcext:value-type="float">
            <text:p>-4.1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11267968" calcext:value-type="float">
            <text:p>-4.1911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20158984" calcext:value-type="float">
            <text:p>-4.1920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3667" calcext:value-type="float">
            <text:p>-4.193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34127968" calcext:value-type="float">
            <text:p>-4.1934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0238" calcext:value-type="float">
            <text:p>-4.19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935398984" calcext:value-type="float">
            <text:p>-4.1935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0431" calcext:value-type="float">
            <text:p>-4.210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94478984" calcext:value-type="float">
            <text:p>-4.2194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63058984" calcext:value-type="float">
            <text:p>-4.226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7863" calcext:value-type="float">
            <text:p>-4.23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3865" calcext:value-type="float">
            <text:p>-4.253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3484" calcext:value-type="float">
            <text:p>-4.25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58027968" calcext:value-type="float">
            <text:p>-4.2658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76468984" calcext:value-type="float">
            <text:p>-4.2876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54267968" calcext:value-type="float">
            <text:p>-4.3054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925472" calcext:value-type="float">
            <text:p>-4.33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709587968" calcext:value-type="float">
            <text:p>-4.3709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13728984" calcext:value-type="float">
            <text:p>-4.3813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62318984" calcext:value-type="float">
            <text:p>-4.3962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6" calcext:value-type="float">
            <text:p>-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82358984" calcext:value-type="float">
            <text:p>-4.4282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42378984" calcext:value-type="float">
            <text:p>-4.4442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48118984" calcext:value-type="float">
            <text:p>-4.4648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44027968" calcext:value-type="float">
            <text:p>-4.4944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136" calcext:value-type="float">
            <text:p>-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0189" calcext:value-type="float">
            <text:p>-4.560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43187968" calcext:value-type="float">
            <text:p>-4.5843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69248984" calcext:value-type="float">
            <text:p>-4.606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21317968" calcext:value-type="float">
            <text:p>-4.6121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95918984" calcext:value-type="float">
            <text:p>-4.6095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30208984" calcext:value-type="float">
            <text:p>-4.6130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80678984" calcext:value-type="float">
            <text:p>-4.6080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43568984" calcext:value-type="float">
            <text:p>-4.6343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8868" calcext:value-type="float">
            <text:p>-4.6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3638984" calcext:value-type="float">
            <text:p>-4.6903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4875" calcext:value-type="float">
            <text:p>-4.7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40517968" calcext:value-type="float">
            <text:p>-4.7340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38637968" calcext:value-type="float">
            <text:p>-4.7538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6691" calcext:value-type="float">
            <text:p>-4.7666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16108984" calcext:value-type="float">
            <text:p>-4.7616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67518984" calcext:value-type="float">
            <text:p>-4.7467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78617968" calcext:value-type="float">
            <text:p>-4.7378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3544" calcext:value-type="float">
            <text:p>-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2887968" calcext:value-type="float">
            <text:p>-4.7252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85578984" calcext:value-type="float">
            <text:p>-4.7185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61447968" calcext:value-type="float">
            <text:p>-4.7161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16717968" calcext:value-type="float">
            <text:p>-4.7416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88167968" calcext:value-type="float">
            <text:p>-4.758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88167968" calcext:value-type="float">
            <text:p>-4.758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4337968" calcext:value-type="float">
            <text:p>-4.7424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8497" calcext:value-type="float">
            <text:p>-4.738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6879" calcext:value-type="float">
            <text:p>-4.7468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6227968" calcext:value-type="float">
            <text:p>-4.7306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5128984" calcext:value-type="float">
            <text:p>-4.7395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78008984" calcext:value-type="float">
            <text:p>-4.7578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0882" calcext:value-type="float">
            <text:p>-4.770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9587968" calcext:value-type="float">
            <text:p>-4.7519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059" calcext:value-type="float">
            <text:p>-4.72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445" calcext:value-type="float">
            <text:p>-4.703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77908984" calcext:value-type="float">
            <text:p>-4.6777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49967968" calcext:value-type="float">
            <text:p>-4.6749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41407968" calcext:value-type="float">
            <text:p>-4.6841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778" calcext:value-type="float">
            <text:p>-4.70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80497968" calcext:value-type="float">
            <text:p>-4.7180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68127968" calcext:value-type="float">
            <text:p>-4.726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3737" calcext:value-type="float">
            <text:p>-4.753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74857968" calcext:value-type="float">
            <text:p>-4.7774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0438984" calcext:value-type="float">
            <text:p>-4.7970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6817968" calcext:value-type="float">
            <text:p>-4.8216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74298984" calcext:value-type="float">
            <text:p>-4.8374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11127968" calcext:value-type="float">
            <text:p>-4.8411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701" calcext:value-type="float">
            <text:p>-4.846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81918984" calcext:value-type="float">
            <text:p>-4.8381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24768984" calcext:value-type="float">
            <text:p>-4.8324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06377968" calcext:value-type="float">
            <text:p>-4.8506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76887968" calcext:value-type="float">
            <text:p>-4.8776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91187968" calcext:value-type="float">
            <text:p>-4.8891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81968984" calcext:value-type="float">
            <text:p>-4.8781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668064" calcext:value-type="float">
            <text:p>-4.86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90197968" calcext:value-type="float">
            <text:p>-4.8590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5427968" calcext:value-type="float">
            <text:p>-4.8525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7844" calcext:value-type="float">
            <text:p>-4.84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749" calcext:value-type="float">
            <text:p>-4.849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33047968" calcext:value-type="float">
            <text:p>-4.8533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26698984" calcext:value-type="float">
            <text:p>-4.8526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4808984" calcext:value-type="float">
            <text:p>-4.86448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1667968" calcext:value-type="float">
            <text:p>-4.8921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46738984" calcext:value-type="float">
            <text:p>-4.8846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60707968" calcext:value-type="float">
            <text:p>-4.8860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44858984" calcext:value-type="float">
            <text:p>-4.9044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38178984" calcext:value-type="float">
            <text:p>-4.8938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36907968" calcext:value-type="float">
            <text:p>-4.8936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9566" calcext:value-type="float">
            <text:p>-4.90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27133648" calcext:value-type="float">
            <text:p>-4.91271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7186" calcext:value-type="float">
            <text:p>-4.917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50267968" calcext:value-type="float">
            <text:p>-4.9150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0422" calcext:value-type="float">
            <text:p>-4.900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7849" calcext:value-type="float">
            <text:p>-4.8878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2802" calcext:value-type="float">
            <text:p>-4.89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6917968" calcext:value-type="float">
            <text:p>-4.9016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00737968" calcext:value-type="float">
            <text:p>-4.9100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98807968" calcext:value-type="float">
            <text:p>-4.8898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1372" calcext:value-type="float">
            <text:p>-4.88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5182" calcext:value-type="float">
            <text:p>-4.885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04828984" calcext:value-type="float">
            <text:p>-4.8804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4497968" calcext:value-type="float">
            <text:p>-4.8704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16258984" calcext:value-type="float">
            <text:p>-4.8816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6437968" calcext:value-type="float">
            <text:p>-4.8986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8898" calcext:value-type="float">
            <text:p>-4.898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992" calcext:value-type="float">
            <text:p>-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84838984" calcext:value-type="float">
            <text:p>-4.8884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4039" calcext:value-type="float">
            <text:p>-4.884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086" calcext:value-type="float">
            <text:p>-4.879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03557968" calcext:value-type="float">
            <text:p>-4.8803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37847968" calcext:value-type="float">
            <text:p>-4.8837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4497968" calcext:value-type="float">
            <text:p>-4.8704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0998984" calcext:value-type="float">
            <text:p>-4.8640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1928984" calcext:value-type="float">
            <text:p>-4.8461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43487968" calcext:value-type="float">
            <text:p>-4.8243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31117968" calcext:value-type="float">
            <text:p>-4.8331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30508984" calcext:value-type="float">
            <text:p>-4.8530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6218984" calcext:value-type="float">
            <text:p>-4.849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8277968" calcext:value-type="float">
            <text:p>-4.8468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99697968" calcext:value-type="float">
            <text:p>-4.8399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38737968" calcext:value-type="float">
            <text:p>-4.8338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01908984" calcext:value-type="float">
            <text:p>-4.8301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6357968" calcext:value-type="float">
            <text:p>-4.8346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8277968" calcext:value-type="float">
            <text:p>-4.8468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95278984" calcext:value-type="float">
            <text:p>-4.8595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8307968" calcext:value-type="float">
            <text:p>-4.8708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5845" calcext:value-type="float">
            <text:p>-4.855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28628984" calcext:value-type="float">
            <text:p>-4.8728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92127968" calcext:value-type="float">
            <text:p>-4.8792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608" calcext:value-type="float">
            <text:p>-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775" calcext:value-type="float">
            <text:p>-4.85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013" calcext:value-type="float">
            <text:p>-4.85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9462" calcext:value-type="float">
            <text:p>-4.83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5558" calcext:value-type="float">
            <text:p>-4.84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02898984" calcext:value-type="float">
            <text:p>-4.8602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1958984" calcext:value-type="float">
            <text:p>-4.8701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77827968" calcext:value-type="float">
            <text:p>-4.8677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95278984" calcext:value-type="float">
            <text:p>-4.85952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6988" calcext:value-type="float">
            <text:p>-4.85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19078984" calcext:value-type="float">
            <text:p>-4.851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6607" calcext:value-type="float">
            <text:p>-4.8566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0036" calcext:value-type="float">
            <text:p>-4.8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41938984" calcext:value-type="float">
            <text:p>-4.8541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72418984" calcext:value-type="float">
            <text:p>-4.8572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99088984" calcext:value-type="float">
            <text:p>-4.8599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12117968" calcext:value-type="float">
            <text:p>-4.8712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11177968" calcext:value-type="float">
            <text:p>-4.8811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43868984" calcext:value-type="float">
            <text:p>-4.87438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47678984" calcext:value-type="float">
            <text:p>-4.8747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48618984" calcext:value-type="float">
            <text:p>-4.8648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6226" calcext:value-type="float">
            <text:p>-4.85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5558" calcext:value-type="float">
            <text:p>-4.845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9368" calcext:value-type="float">
            <text:p>-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8987" calcext:value-type="float">
            <text:p>-4.8489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6414" calcext:value-type="float">
            <text:p>-4.836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9556" calcext:value-type="float">
            <text:p>-4.8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2698" calcext:value-type="float">
            <text:p>-4.82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4316" calcext:value-type="float">
            <text:p>-4.81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09197968" calcext:value-type="float">
            <text:p>-4.8209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0699" calcext:value-type="float">
            <text:p>-4.830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9363" calcext:value-type="float">
            <text:p>-4.809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03457968" calcext:value-type="float">
            <text:p>-4.8003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06" calcext:value-type="float">
            <text:p>-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741" calcext:value-type="float">
            <text:p>-4.785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36148984" calcext:value-type="float">
            <text:p>-4.7936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933" calcext:value-type="float">
            <text:p>-4.7979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27588984" calcext:value-type="float">
            <text:p>-4.8027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72037968" calcext:value-type="float">
            <text:p>-4.8072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1567968" calcext:value-type="float">
            <text:p>-4.8121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34877968" calcext:value-type="float">
            <text:p>-4.7934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6787968" calcext:value-type="float">
            <text:p>-4.7976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76128984" calcext:value-type="float">
            <text:p>-4.7776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17707968" calcext:value-type="float">
            <text:p>-4.7717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59617968" calcext:value-type="float">
            <text:p>-4.7759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75188984" calcext:value-type="float">
            <text:p>-4.7875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6409" calcext:value-type="float">
            <text:p>-4.7964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9457" calcext:value-type="float">
            <text:p>-4.7994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66297968" calcext:value-type="float">
            <text:p>-4.7866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47247968" calcext:value-type="float">
            <text:p>-4.7847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5741" calcext:value-type="float">
            <text:p>-4.785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13288984" calcext:value-type="float">
            <text:p>-4.7913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54258984" calcext:value-type="float">
            <text:p>-4.8054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51388984" calcext:value-type="float">
            <text:p>-4.7951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31067968" calcext:value-type="float">
            <text:p>-4.79310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20908984" calcext:value-type="float">
            <text:p>-4.7920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5167" calcext:value-type="float">
            <text:p>-4.765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08592" calcext:value-type="float">
            <text:p>-4.7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99928984" calcext:value-type="float">
            <text:p>-4.7699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5266" calcext:value-type="float">
            <text:p>-4.795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90428984" calcext:value-type="float">
            <text:p>-4.789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08207968" calcext:value-type="float">
            <text:p>-4.7908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9498984" calcext:value-type="float">
            <text:p>-4.8069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25377968" calcext:value-type="float">
            <text:p>-4.8125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14228984" calcext:value-type="float">
            <text:p>-4.7814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62818984" calcext:value-type="float">
            <text:p>-4.7962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77118984" calcext:value-type="float">
            <text:p>-4.8077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98048984" calcext:value-type="float">
            <text:p>-4.7898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9468984" calcext:value-type="float">
            <text:p>-4.78294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978" calcext:value-type="float">
            <text:p>-4.776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597" calcext:value-type="float">
            <text:p>-4.776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549" calcext:value-type="float">
            <text:p>-4.77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80878984" calcext:value-type="float">
            <text:p>-4.7680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4311" calcext:value-type="float">
            <text:p>-4.7743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92967968" calcext:value-type="float">
            <text:p>-4.7892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8695" calcext:value-type="float">
            <text:p>-4.798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08207968" calcext:value-type="float">
            <text:p>-4.7908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11358984" calcext:value-type="float">
            <text:p>-4.7711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4118" calcext:value-type="float">
            <text:p>-4.75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75138984" calcext:value-type="float">
            <text:p>-4.7475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022" calcext:value-type="float">
            <text:p>-4.74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9117968" calcext:value-type="float">
            <text:p>-4.7569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7166" calcext:value-type="float">
            <text:p>-4.757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8596" calcext:value-type="float">
            <text:p>-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37697968" calcext:value-type="float">
            <text:p>-4.7637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76737968" calcext:value-type="float">
            <text:p>-4.7576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99597968" calcext:value-type="float">
            <text:p>-4.7599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5929" calcext:value-type="float">
            <text:p>-4.765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97108984" calcext:value-type="float">
            <text:p>-4.7997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71047968" calcext:value-type="float">
            <text:p>-4.77710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3238984" calcext:value-type="float">
            <text:p>-4.7513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0838984" calcext:value-type="float">
            <text:p>-4.7360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68127968" calcext:value-type="float">
            <text:p>-4.726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7161" calcext:value-type="float">
            <text:p>-4.717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2417968" calcext:value-type="float">
            <text:p>-4.7302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90378984" calcext:value-type="float">
            <text:p>-4.7490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2887968" calcext:value-type="float">
            <text:p>-4.7252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8779" calcext:value-type="float">
            <text:p>-4.7087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8408984" calcext:value-type="float">
            <text:p>-4.6968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22357968" calcext:value-type="float">
            <text:p>-4.6822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00437968" calcext:value-type="float">
            <text:p>-4.6700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77577968" calcext:value-type="float">
            <text:p>-4.6677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6008984" calcext:value-type="float">
            <text:p>-4.6816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063" calcext:value-type="float">
            <text:p>-4.695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9818984" calcext:value-type="float">
            <text:p>-4.6819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10268984" calcext:value-type="float">
            <text:p>-4.6610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4088984" calcext:value-type="float">
            <text:p>-4.6694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2688984" calcext:value-type="float">
            <text:p>-4.6922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19818984" calcext:value-type="float">
            <text:p>-4.68198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03257968" calcext:value-type="float">
            <text:p>-4.6403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86418984" calcext:value-type="float">
            <text:p>-4.6286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0674" calcext:value-type="float">
            <text:p>-4.630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5815" calcext:value-type="float">
            <text:p>-4.615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054" calcext:value-type="float">
            <text:p>-4.623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43237968" calcext:value-type="float">
            <text:p>-4.6243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6908984" calcext:value-type="float">
            <text:p>-4.6396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85147968" calcext:value-type="float">
            <text:p>-4.6285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2737968" calcext:value-type="float">
            <text:p>-4.605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0763" calcext:value-type="float">
            <text:p>-4.580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40317968" calcext:value-type="float">
            <text:p>-4.5740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0095" calcext:value-type="float">
            <text:p>-4.570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0857" calcext:value-type="float">
            <text:p>-4.570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581" calcext:value-type="float">
            <text:p>-4.57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6497968" calcext:value-type="float">
            <text:p>-4.5656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1139" calcext:value-type="float">
            <text:p>-4.5411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64398984" calcext:value-type="float">
            <text:p>-4.5364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96758984" calcext:value-type="float">
            <text:p>-4.5196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93888984" calcext:value-type="float">
            <text:p>-4.5093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9578984" calcext:value-type="float">
            <text:p>-4.4899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71918984" calcext:value-type="float">
            <text:p>-4.4571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15708984" calcext:value-type="float">
            <text:p>-4.4415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936" calcext:value-type="float">
            <text:p>-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54748984" calcext:value-type="float">
            <text:p>-4.4354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3128" calcext:value-type="float">
            <text:p>-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92848984" calcext:value-type="float">
            <text:p>-4.43928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02348984" calcext:value-type="float">
            <text:p>-4.4202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8076" calcext:value-type="float">
            <text:p>-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27747968" calcext:value-type="float">
            <text:p>-4.4227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55357968" calcext:value-type="float">
            <text:p>-4.4155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74407968" calcext:value-type="float">
            <text:p>-4.4174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32828984" calcext:value-type="float">
            <text:p>-4.4232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50528" calcext:value-type="float">
            <text:p>-4.408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38518984" calcext:value-type="float">
            <text:p>-4.4038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83907968" calcext:value-type="float">
            <text:p>-4.3983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1881" calcext:value-type="float">
            <text:p>-4.381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27038984" calcext:value-type="float">
            <text:p>-4.3627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02907968" calcext:value-type="float">
            <text:p>-4.3602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7637968" calcext:value-type="float">
            <text:p>-4.3347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8567968" calcext:value-type="float">
            <text:p>-4.3168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97117968" calcext:value-type="float">
            <text:p>-4.2997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28537968" calcext:value-type="float">
            <text:p>-4.2928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60288984" calcext:value-type="float">
            <text:p>-4.2960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3638984" calcext:value-type="float">
            <text:p>-4.3093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11" calcext:value-type="float">
            <text:p>-4.30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87898984" calcext:value-type="float">
            <text:p>-4.288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869" calcext:value-type="float">
            <text:p>-4.285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5488" calcext:value-type="float">
            <text:p>-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93307968" calcext:value-type="float">
            <text:p>-4.2993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88888984" calcext:value-type="float">
            <text:p>-4.3188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45707968" calcext:value-type="float">
            <text:p>-4.3145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4118984" calcext:value-type="float">
            <text:p>-4.312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397" calcext:value-type="float">
            <text:p>-4.31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29858984" calcext:value-type="float">
            <text:p>-4.3329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0446" calcext:value-type="float">
            <text:p>-4.330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1887968" calcext:value-type="float">
            <text:p>-4.3061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13297968" calcext:value-type="float">
            <text:p>-4.2913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50457968" calcext:value-type="float">
            <text:p>-4.3050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93638984" calcext:value-type="float">
            <text:p>-4.3093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349" calcext:value-type="float">
            <text:p>-4.316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2218984" calcext:value-type="float">
            <text:p>-4.3162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82208984" calcext:value-type="float">
            <text:p>-4.3082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19037968" calcext:value-type="float">
            <text:p>-4.3119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9527968" calcext:value-type="float">
            <text:p>-4.3229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78448984" calcext:value-type="float">
            <text:p>-4.3478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76237968" calcext:value-type="float">
            <text:p>-4.357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20027968" calcext:value-type="float">
            <text:p>-4.3420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4256" calcext:value-type="float">
            <text:p>-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064" calcext:value-type="float">
            <text:p>-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682" calcext:value-type="float">
            <text:p>-4.31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1777" calcext:value-type="float">
            <text:p>-4.311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76187968" calcext:value-type="float">
            <text:p>-4.3176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7492" calcext:value-type="float">
            <text:p>-4.3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4277968" calcext:value-type="float">
            <text:p>-4.3134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94578984" calcext:value-type="float">
            <text:p>-4.2994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21857968" calcext:value-type="float">
            <text:p>-4.2821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2534" calcext:value-type="float">
            <text:p>-4.27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101" calcext:value-type="float">
            <text:p>-4.27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7868" calcext:value-type="float">
            <text:p>-4.27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83757968" calcext:value-type="float">
            <text:p>-4.2783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65647968" calcext:value-type="float">
            <text:p>-4.2665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616117968" calcext:value-type="float">
            <text:p>-4.2616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25948984" calcext:value-type="float">
            <text:p>-4.2525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53558984" calcext:value-type="float">
            <text:p>-4.2453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8719" calcext:value-type="float">
            <text:p>-4.228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9228984" calcext:value-type="float">
            <text:p>-4.2099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099228984" calcext:value-type="float">
            <text:p>-4.2099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44948984" calcext:value-type="float">
            <text:p>-4.2144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186858984" calcext:value-type="float">
            <text:p>-4.2186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08447968" calcext:value-type="float">
            <text:p>-4.2208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2623" calcext:value-type="float">
            <text:p>-4.222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24147" calcext:value-type="float">
            <text:p>-4.224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337987968" calcext:value-type="float">
            <text:p>-4.2337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42128984" calcext:value-type="float">
            <text:p>-4.24421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1198" calcext:value-type="float">
            <text:p>-4.25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94197968" calcext:value-type="float">
            <text:p>-4.2494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480228984" calcext:value-type="float">
            <text:p>-4.24802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7675" calcext:value-type="float">
            <text:p>-4.257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482" calcext:value-type="float">
            <text:p>-4.27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33618984" calcext:value-type="float">
            <text:p>-4.2933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395" calcext:value-type="float">
            <text:p>-4.303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2158" calcext:value-type="float">
            <text:p>-4.31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68567968" calcext:value-type="float">
            <text:p>-4.31685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5399" calcext:value-type="float">
            <text:p>-4.335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0258" calcext:value-type="float">
            <text:p>-4.35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3687" calcext:value-type="float">
            <text:p>-4.353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22897968" calcext:value-type="float">
            <text:p>-4.3522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0926" calcext:value-type="float">
            <text:p>-4.36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4929" calcext:value-type="float">
            <text:p>-4.384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9026" calcext:value-type="float">
            <text:p>-4.39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80428984" calcext:value-type="float">
            <text:p>-4.4080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85837968" calcext:value-type="float">
            <text:p>-4.4185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55688984" calcext:value-type="float">
            <text:p>-4.4255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8076" calcext:value-type="float">
            <text:p>-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09637968" calcext:value-type="float">
            <text:p>-4.4109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1693" calcext:value-type="float">
            <text:p>-4.401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03598" calcext:value-type="float">
            <text:p>-4.403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90918984" calcext:value-type="float">
            <text:p>-4.4190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03007968" calcext:value-type="float">
            <text:p>-4.4403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25258984" calcext:value-type="float">
            <text:p>-4.4625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49717968" calcext:value-type="float">
            <text:p>-4.4749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44967968" calcext:value-type="float">
            <text:p>-4.4844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02448984" calcext:value-type="float">
            <text:p>-4.5002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91677968" calcext:value-type="float">
            <text:p>-4.5191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771" calcext:value-type="float">
            <text:p>-4.53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379" calcext:value-type="float">
            <text:p>-4.556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75547968" calcext:value-type="float">
            <text:p>-4.5675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81525" calcext:value-type="float">
            <text:p>-4.581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2574" calcext:value-type="float">
            <text:p>-4.592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4177968" calcext:value-type="float">
            <text:p>-4.6144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3247" calcext:value-type="float">
            <text:p>-4.643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4484" calcext:value-type="float">
            <text:p>-4.6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19437968" calcext:value-type="float">
            <text:p>-4.6319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97517968" calcext:value-type="float">
            <text:p>-4.6197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8482" calcext:value-type="float">
            <text:p>-4.618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784448" calcext:value-type="float">
            <text:p>-4.607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4672" calcext:value-type="float">
            <text:p>-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55938984" calcext:value-type="float">
            <text:p>-4.6255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9437" calcext:value-type="float">
            <text:p>-4.6394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46438984" calcext:value-type="float">
            <text:p>-4.6446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37547968" calcext:value-type="float">
            <text:p>-4.64375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00718984" calcext:value-type="float">
            <text:p>-4.64007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14687968" calcext:value-type="float">
            <text:p>-4.6414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9907968" calcext:value-type="float">
            <text:p>-4.6269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30867968" calcext:value-type="float">
            <text:p>-4.6330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68967968" calcext:value-type="float">
            <text:p>-4.63689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3296" calcext:value-type="float">
            <text:p>-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31807968" calcext:value-type="float">
            <text:p>-4.6231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6483" calcext:value-type="float">
            <text:p>-4.626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33737968" calcext:value-type="float">
            <text:p>-4.6433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52787968" calcext:value-type="float">
            <text:p>-4.6452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11208984" calcext:value-type="float">
            <text:p>-4.6511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11867968" calcext:value-type="float">
            <text:p>-4.67118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1897968" calcext:value-type="float">
            <text:p>-4.695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91927968" calcext:value-type="float">
            <text:p>-4.7191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067" calcext:value-type="float">
            <text:p>-4.727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0348984" calcext:value-type="float">
            <text:p>-4.7250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9557968" calcext:value-type="float">
            <text:p>-4.7279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2887968" calcext:value-type="float">
            <text:p>-4.7252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0348984" calcext:value-type="float">
            <text:p>-4.7250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5261" calcext:value-type="float">
            <text:p>-4.755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18978984" calcext:value-type="float">
            <text:p>-4.7718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70107968" calcext:value-type="float">
            <text:p>-4.7870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264" calcext:value-type="float">
            <text:p>-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76787968" calcext:value-type="float">
            <text:p>-4.79767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13007968" calcext:value-type="float">
            <text:p>-4.8213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14887968" calcext:value-type="float">
            <text:p>-4.8014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35158984" calcext:value-type="float">
            <text:p>-4.7635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34827968" calcext:value-type="float">
            <text:p>-4.7534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4786" calcext:value-type="float">
            <text:p>-4.764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5347968" calcext:value-type="float">
            <text:p>-4.7885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29518984" calcext:value-type="float">
            <text:p>-4.8229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5459" calcext:value-type="float">
            <text:p>-4.815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13897968" calcext:value-type="float">
            <text:p>-4.7713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211" calcext:value-type="float">
            <text:p>-4.736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84307968" calcext:value-type="float">
            <text:p>-4.71843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58908984" calcext:value-type="float">
            <text:p>-4.7158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35108984" calcext:value-type="float">
            <text:p>-4.72351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7667968" calcext:value-type="float">
            <text:p>-4.73976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0976" calcext:value-type="float">
            <text:p>-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1931" calcext:value-type="float">
            <text:p>-4.781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027" calcext:value-type="float">
            <text:p>-4.788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36148984" calcext:value-type="float">
            <text:p>-4.7936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0607968" calcext:value-type="float">
            <text:p>-4.806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6337968" calcext:value-type="float">
            <text:p>-4.8186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3798984" calcext:value-type="float">
            <text:p>-4.8183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4885" calcext:value-type="float">
            <text:p>-4.794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27207968" calcext:value-type="float">
            <text:p>-4.7527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97008984" calcext:value-type="float">
            <text:p>-4.7197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4969" calcext:value-type="float">
            <text:p>-4.704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21748984" calcext:value-type="float">
            <text:p>-4.7021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8597968" calcext:value-type="float">
            <text:p>-4.7218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5261" calcext:value-type="float">
            <text:p>-4.755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2693" calcext:value-type="float">
            <text:p>-4.7826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96777968" calcext:value-type="float">
            <text:p>-4.7896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86287968" calcext:value-type="float">
            <text:p>-4.7786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38028984" calcext:value-type="float">
            <text:p>-4.7738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21517968" calcext:value-type="float">
            <text:p>-4.7721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8596" calcext:value-type="float">
            <text:p>-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688" calcext:value-type="float">
            <text:p>-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8938984" calcext:value-type="float">
            <text:p>-4.7398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88167968" calcext:value-type="float">
            <text:p>-4.75881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25" calcext:value-type="float">
            <text:p>-4.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8309" calcext:value-type="float">
            <text:p>-4.758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15777968" calcext:value-type="float">
            <text:p>-4.7515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1497968" calcext:value-type="float">
            <text:p>-4.7561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86237968" calcext:value-type="float">
            <text:p>-4.738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02748984" calcext:value-type="float">
            <text:p>-4.74027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785" calcext:value-type="float">
            <text:p>-4.756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92917968" calcext:value-type="float">
            <text:p>-4.7492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78617968" calcext:value-type="float">
            <text:p>-4.7378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4494" calcext:value-type="float">
            <text:p>-4.71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13271896" calcext:value-type="float">
            <text:p>-4.73132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3836" calcext:value-type="float">
            <text:p>-4.78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08207968" calcext:value-type="float">
            <text:p>-4.7908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65357968" calcext:value-type="float">
            <text:p>-4.7965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1075" calcext:value-type="float">
            <text:p>-4.7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822" calcext:value-type="float">
            <text:p>-4.80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3173" calcext:value-type="float">
            <text:p>-4.8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54258984" calcext:value-type="float">
            <text:p>-4.8054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9269" calcext:value-type="float">
            <text:p>-4.8192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32997968" calcext:value-type="float">
            <text:p>-4.8132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9498984" calcext:value-type="float">
            <text:p>-4.8069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58727968" calcext:value-type="float">
            <text:p>-4.8258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0793" calcext:value-type="float">
            <text:p>-4.820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561152" calcext:value-type="float">
            <text:p>-4.755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04297968" calcext:value-type="float">
            <text:p>-4.7104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7542" calcext:value-type="float">
            <text:p>-4.71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4777968" calcext:value-type="float">
            <text:p>-4.7134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04628984" calcext:value-type="float">
            <text:p>-4.7204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86237968" calcext:value-type="float">
            <text:p>-4.7386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53218984" calcext:value-type="float">
            <text:p>-4.7353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8938984" calcext:value-type="float">
            <text:p>-4.7398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25" calcext:value-type="float">
            <text:p>-4.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99878984" calcext:value-type="float">
            <text:p>-4.7299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8972" calcext:value-type="float">
            <text:p>-4.7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62437968" calcext:value-type="float">
            <text:p>-4.7462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78617968" calcext:value-type="float">
            <text:p>-4.7378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16058984" calcext:value-type="float">
            <text:p>-4.7216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964" calcext:value-type="float">
            <text:p>-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66578984" calcext:value-type="float">
            <text:p>-4.7566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1937968" calcext:value-type="float">
            <text:p>-4.7271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00487968" calcext:value-type="float">
            <text:p>-4.7100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29087968" calcext:value-type="float">
            <text:p>-4.7329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7018984" calcext:value-type="float">
            <text:p>-4.7277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7448984" calcext:value-type="float">
            <text:p>-4.6907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64598984" calcext:value-type="float">
            <text:p>-4.6964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6978984" calcext:value-type="float">
            <text:p>-4.6956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5538" calcext:value-type="float">
            <text:p>-4.685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96018984" calcext:value-type="float">
            <text:p>-4.6896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50957968" calcext:value-type="float">
            <text:p>-4.7050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5227968" calcext:value-type="float">
            <text:p>-4.6925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19487968" calcext:value-type="float">
            <text:p>-4.6719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1238984" calcext:value-type="float">
            <text:p>-4.6751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61728984" calcext:value-type="float">
            <text:p>-4.6861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8586" calcext:value-type="float">
            <text:p>-4.68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8586" calcext:value-type="float">
            <text:p>-4.688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773" calcext:value-type="float">
            <text:p>-4.69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1897968" calcext:value-type="float">
            <text:p>-4.695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6048984" calcext:value-type="float">
            <text:p>-4.7136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397" calcext:value-type="float">
            <text:p>-4.700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43337968" calcext:value-type="float">
            <text:p>-4.7043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1446" calcext:value-type="float">
            <text:p>-4.711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396" calcext:value-type="float">
            <text:p>-4.69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682" calcext:value-type="float">
            <text:p>-4.69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83648984" calcext:value-type="float">
            <text:p>-4.6983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11" calcext:value-type="float">
            <text:p>-4.69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9823" calcext:value-type="float">
            <text:p>-4.679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0679" calcext:value-type="float">
            <text:p>-4.670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70288984" calcext:value-type="float">
            <text:p>-4.6770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5048984" calcext:value-type="float">
            <text:p>-4.6755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35998984" calcext:value-type="float">
            <text:p>-4.6735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82" calcext:value-type="float">
            <text:p>-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6117968" calcext:value-type="float">
            <text:p>-4.6426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6147968" calcext:value-type="float">
            <text:p>-4.6666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9987968" calcext:value-type="float">
            <text:p>-4.6909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37597968" calcext:value-type="float">
            <text:p>-4.68375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87127968" calcext:value-type="float">
            <text:p>-4.6887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24287968" calcext:value-type="float">
            <text:p>-4.7024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4138984" calcext:value-type="float">
            <text:p>-4.7094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9729" calcext:value-type="float">
            <text:p>-4.689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02648984" calcext:value-type="float">
            <text:p>-4.66026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55988984" calcext:value-type="float">
            <text:p>-4.6655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89007968" calcext:value-type="float">
            <text:p>-4.6689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0417968" calcext:value-type="float">
            <text:p>-4.6540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60407968" calcext:value-type="float">
            <text:p>-4.6460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53118984" calcext:value-type="float">
            <text:p>-4.6553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62337968" calcext:value-type="float">
            <text:p>-4.6662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5439" calcext:value-type="float">
            <text:p>-4.655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17888984" calcext:value-type="float">
            <text:p>-4.6617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61397968" calcext:value-type="float">
            <text:p>-4.676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9477968" calcext:value-type="float">
            <text:p>-4.6639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29318984" calcext:value-type="float">
            <text:p>-4.6629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6963" calcext:value-type="float">
            <text:p>-4.656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50907968" calcext:value-type="float">
            <text:p>-4.6650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9155" calcext:value-type="float">
            <text:p>-4.669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62387968" calcext:value-type="float">
            <text:p>-4.7062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202" calcext:value-type="float">
            <text:p>-4.7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61778984" calcext:value-type="float">
            <text:p>-4.7261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43668984" calcext:value-type="float">
            <text:p>-4.71436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89057968" calcext:value-type="float">
            <text:p>-4.7089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777" calcext:value-type="float">
            <text:p>-4.692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249" calcext:value-type="float">
            <text:p>-4.68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89007968" calcext:value-type="float">
            <text:p>-4.6689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8858984" calcext:value-type="float">
            <text:p>-4.675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7349" calcext:value-type="float">
            <text:p>-4.697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53827968" calcext:value-type="float">
            <text:p>-4.7153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92208984" calcext:value-type="float">
            <text:p>-4.6892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90937968" calcext:value-type="float">
            <text:p>-4.6890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29368984" calcext:value-type="float">
            <text:p>-4.7029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1738984" calcext:value-type="float">
            <text:p>-4.6941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1253" calcext:value-type="float">
            <text:p>-4.691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682" calcext:value-type="float">
            <text:p>-4.69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9517968" calcext:value-type="float">
            <text:p>-4.6959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7824" calcext:value-type="float">
            <text:p>-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56647968" calcext:value-type="float">
            <text:p>-4.68566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86187968" calcext:value-type="float">
            <text:p>-4.6986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97" calcext:value-type="float">
            <text:p>-4.71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76687968" calcext:value-type="float">
            <text:p>-4.7176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7735" calcext:value-type="float">
            <text:p>-4.737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9734" calcext:value-type="float">
            <text:p>-4.72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5162" calcext:value-type="float">
            <text:p>-4.725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7448" calcext:value-type="float">
            <text:p>-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46464" calcext:value-type="float">
            <text:p>-4.71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6399" calcext:value-type="float">
            <text:p>-4.716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8685" calcext:value-type="float">
            <text:p>-4.71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732" calcext:value-type="float">
            <text:p>-4.71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26217968" calcext:value-type="float">
            <text:p>-4.7226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059" calcext:value-type="float">
            <text:p>-4.72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8587968" calcext:value-type="float">
            <text:p>-4.71385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22407968" calcext:value-type="float">
            <text:p>-4.7222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8685" calcext:value-type="float">
            <text:p>-4.718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821" calcext:value-type="float">
            <text:p>-4.728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18928984" calcext:value-type="float">
            <text:p>-4.7318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83367968" calcext:value-type="float">
            <text:p>-4.7283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496" calcext:value-type="float">
            <text:p>-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7187968" calcext:value-type="float">
            <text:p>-4.7367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0689" calcext:value-type="float">
            <text:p>-4.7506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68177968" calcext:value-type="float">
            <text:p>-4.76681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115" calcext:value-type="float">
            <text:p>-4.730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77627968" calcext:value-type="float">
            <text:p>-4.70776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541" calcext:value-type="float">
            <text:p>-4.709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2238984" calcext:value-type="float">
            <text:p>-4.713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97948984" calcext:value-type="float">
            <text:p>-4.7097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95078984" calcext:value-type="float">
            <text:p>-4.6995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8087968" calcext:value-type="float">
            <text:p>-4.6948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9358984" calcext:value-type="float">
            <text:p>-4.6949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93148984" calcext:value-type="float">
            <text:p>-4.6793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74098984" calcext:value-type="float">
            <text:p>-4.6774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74757968" calcext:value-type="float">
            <text:p>-4.6974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10037968" calcext:value-type="float">
            <text:p>-4.7310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14178984" calcext:value-type="float">
            <text:p>-4.7414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877" calcext:value-type="float">
            <text:p>-4.7308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28147968" calcext:value-type="float">
            <text:p>-4.74281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3643" calcext:value-type="float">
            <text:p>-4.763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49408984" calcext:value-type="float">
            <text:p>-4.7349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32238984" calcext:value-type="float">
            <text:p>-4.7132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41738984" calcext:value-type="float">
            <text:p>-4.6941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894747968" calcext:value-type="float">
            <text:p>-4.6894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1897968" calcext:value-type="float">
            <text:p>-4.695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43337968" calcext:value-type="float">
            <text:p>-4.7043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2302" calcext:value-type="float">
            <text:p>-4.702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09378984" calcext:value-type="float">
            <text:p>-4.7109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397" calcext:value-type="float">
            <text:p>-4.700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87458984" calcext:value-type="float">
            <text:p>-4.6987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54767968" calcext:value-type="float">
            <text:p>-4.70547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4618984" calcext:value-type="float">
            <text:p>-4.7124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91927968" calcext:value-type="float">
            <text:p>-4.7191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24618984" calcext:value-type="float">
            <text:p>-4.7124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25227968" calcext:value-type="float">
            <text:p>-4.69252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016" calcext:value-type="float">
            <text:p>-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12857968" calcext:value-type="float">
            <text:p>-4.7012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05237968" calcext:value-type="float">
            <text:p>-4.7005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0491" calcext:value-type="float">
            <text:p>-4.690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4118984" calcext:value-type="float">
            <text:p>-4.693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8393" calcext:value-type="float">
            <text:p>-4.6683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81387968" calcext:value-type="float">
            <text:p>-4.6681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81387968" calcext:value-type="float">
            <text:p>-4.6681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4964" calcext:value-type="float">
            <text:p>-4.66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540096" calcext:value-type="float">
            <text:p>-4.625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5142" calcext:value-type="float">
            <text:p>-4.565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6285" calcext:value-type="float">
            <text:p>-4.566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67927968" calcext:value-type="float">
            <text:p>-4.5667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62518984" calcext:value-type="float">
            <text:p>-4.5562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4093" calcext:value-type="float">
            <text:p>-4.554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82508984" calcext:value-type="float">
            <text:p>-4.5482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4662" calcext:value-type="float">
            <text:p>-4.534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66937968" calcext:value-type="float">
            <text:p>-4.5366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8378" calcext:value-type="float">
            <text:p>-4.548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4097968" calcext:value-type="float">
            <text:p>-4.5504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74888984" calcext:value-type="float">
            <text:p>-4.54748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01558984" calcext:value-type="float">
            <text:p>-4.5501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78367968" calcext:value-type="float">
            <text:p>-4.5378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11058984" calcext:value-type="float">
            <text:p>-4.5311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96758984" calcext:value-type="float">
            <text:p>-4.5196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66887968" calcext:value-type="float">
            <text:p>-4.4966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14487968" calcext:value-type="float">
            <text:p>-4.4814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84007968" calcext:value-type="float">
            <text:p>-4.4784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56728984" calcext:value-type="float">
            <text:p>-4.4956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609" calcext:value-type="float">
            <text:p>-4.491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7208984" calcext:value-type="float">
            <text:p>-4.4987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5937968" calcext:value-type="float">
            <text:p>-4.498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76387968" calcext:value-type="float">
            <text:p>-4.4776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89697968" calcext:value-type="float">
            <text:p>-4.4589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2841" calcext:value-type="float">
            <text:p>-4.442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484" calcext:value-type="float">
            <text:p>-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6839" calcext:value-type="float">
            <text:p>-4.426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72477968" calcext:value-type="float">
            <text:p>-4.3972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90644" calcext:value-type="float">
            <text:p>-4.3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01027968" calcext:value-type="float">
            <text:p>-4.38010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676568984" calcext:value-type="float">
            <text:p>-4.36765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11467968" calcext:value-type="float">
            <text:p>-4.3511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51447968" calcext:value-type="float">
            <text:p>-4.33514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9496" calcext:value-type="float">
            <text:p>-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61937968" calcext:value-type="float">
            <text:p>-4.3461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5399" calcext:value-type="float">
            <text:p>-4.335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48577968" calcext:value-type="float">
            <text:p>-4.3248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1427968" calcext:value-type="float">
            <text:p>-4.31914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0159" calcext:value-type="float">
            <text:p>-4.3201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41897968" calcext:value-type="float">
            <text:p>-4.314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14287968" calcext:value-type="float">
            <text:p>-4.32142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3347968" calcext:value-type="float">
            <text:p>-4.3313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16" calcext:value-type="float">
            <text:p>-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00318984" calcext:value-type="float">
            <text:p>-4.3200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41897968" calcext:value-type="float">
            <text:p>-4.3141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82208984" calcext:value-type="float">
            <text:p>-4.3082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2727" calcext:value-type="float">
            <text:p>-4.29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96458984" calcext:value-type="float">
            <text:p>-4.2796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57087968" calcext:value-type="float">
            <text:p>-4.2757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79007968" calcext:value-type="float">
            <text:p>-4.2879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4251" calcext:value-type="float">
            <text:p>-4.294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85687968" calcext:value-type="float">
            <text:p>-4.29856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82208984" calcext:value-type="float">
            <text:p>-4.3082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59348984" calcext:value-type="float">
            <text:p>-4.3059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69507968" calcext:value-type="float">
            <text:p>-4.3069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50457968" calcext:value-type="float">
            <text:p>-4.3050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4251" calcext:value-type="float">
            <text:p>-4.294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9773" calcext:value-type="float">
            <text:p>-4.279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85028984" calcext:value-type="float">
            <text:p>-4.2785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8823" calcext:value-type="float">
            <text:p>-4.298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32678984" calcext:value-type="float">
            <text:p>-4.3032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6537" calcext:value-type="float">
            <text:p>-4.296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04737968" calcext:value-type="float">
            <text:p>-4.3004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40298984" calcext:value-type="float">
            <text:p>-4.3040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39358984" calcext:value-type="float">
            <text:p>-4.3139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38418984" calcext:value-type="float">
            <text:p>-4.3238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445" calcext:value-type="float">
            <text:p>-4.322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46038984" calcext:value-type="float">
            <text:p>-4.32460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38418984" calcext:value-type="float">
            <text:p>-4.3238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98107968" calcext:value-type="float">
            <text:p>-4.3298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62877968" calcext:value-type="float">
            <text:p>-4.3362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36207968" calcext:value-type="float">
            <text:p>-4.3336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197" calcext:value-type="float">
            <text:p>-4.33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94628984" calcext:value-type="float">
            <text:p>-4.3394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88607968" calcext:value-type="float">
            <text:p>-4.3488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86068984" calcext:value-type="float">
            <text:p>-4.3486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58127968" calcext:value-type="float">
            <text:p>-4.3458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12738984" calcext:value-type="float">
            <text:p>-4.3512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480987968" calcext:value-type="float">
            <text:p>-4.34809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7685" calcext:value-type="float">
            <text:p>-4.33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0921" calcext:value-type="float">
            <text:p>-4.320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84345" calcext:value-type="float">
            <text:p>-4.284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7863" calcext:value-type="float">
            <text:p>-4.2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5013" calcext:value-type="float">
            <text:p>-4.2950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059348984" calcext:value-type="float">
            <text:p>-4.3059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19397" calcext:value-type="float">
            <text:p>-4.319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2826" calcext:value-type="float">
            <text:p>-4.32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287948984" calcext:value-type="float">
            <text:p>-4.3287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38447" calcext:value-type="float">
            <text:p>-4.3384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55973" calcext:value-type="float">
            <text:p>-4.355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384167" calcext:value-type="float">
            <text:p>-4.3841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13504" calcext:value-type="float">
            <text:p>-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244258984" calcext:value-type="float">
            <text:p>-4.4244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24268984" calcext:value-type="float">
            <text:p>-4.4324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30948984" calcext:value-type="float">
            <text:p>-4.44309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7319" calcext:value-type="float">
            <text:p>-4.457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00518984" calcext:value-type="float">
            <text:p>-4.4800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8942" calcext:value-type="float">
            <text:p>-4.48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24368984" calcext:value-type="float">
            <text:p>-4.51243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52637968" calcext:value-type="float">
            <text:p>-4.5252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2569" calcext:value-type="float">
            <text:p>-4.5525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49208984" calcext:value-type="float">
            <text:p>-4.5749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0288" calcext:value-type="float">
            <text:p>-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14637968" calcext:value-type="float">
            <text:p>-4.6014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9625" calcext:value-type="float">
            <text:p>-4.619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69298984" calcext:value-type="float">
            <text:p>-4.6469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0679" calcext:value-type="float">
            <text:p>-4.670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5063" calcext:value-type="float">
            <text:p>-4.6950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13188984" calcext:value-type="float">
            <text:p>-4.7113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0684" calcext:value-type="float">
            <text:p>-4.71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14875" calcext:value-type="float">
            <text:p>-4.714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94797968" calcext:value-type="float">
            <text:p>-4.7294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539908984" calcext:value-type="float">
            <text:p>-4.75399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47247968" calcext:value-type="float">
            <text:p>-4.78472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19968984" calcext:value-type="float">
            <text:p>-4.8019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6889" calcext:value-type="float">
            <text:p>-4.826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4034" calcext:value-type="float">
            <text:p>-4.844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876608" calcext:value-type="float">
            <text:p>-4.818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12017968" calcext:value-type="float">
            <text:p>-4.7912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2886" calcext:value-type="float">
            <text:p>-4.80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441" calcext:value-type="float">
            <text:p>-4.804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31398984" calcext:value-type="float">
            <text:p>-4.8031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60607968" calcext:value-type="float">
            <text:p>-4.80606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98707968" calcext:value-type="float">
            <text:p>-4.80987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6028" calcext:value-type="float">
            <text:p>-4.79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91075" calcext:value-type="float">
            <text:p>-4.79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16158984" calcext:value-type="float">
            <text:p>-4.8016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62537968" calcext:value-type="float">
            <text:p>-4.8262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64467968" calcext:value-type="float">
            <text:p>-4.8464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03838984" calcext:value-type="float">
            <text:p>-4.8503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39068984" calcext:value-type="float">
            <text:p>-4.8439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442878984" calcext:value-type="float">
            <text:p>-4.8442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39727968" calcext:value-type="float">
            <text:p>-4.86397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2134" calcext:value-type="float">
            <text:p>-4.882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18188984" calcext:value-type="float">
            <text:p>-4.90181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0996" calcext:value-type="float">
            <text:p>-4.92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16308984" calcext:value-type="float">
            <text:p>-4.92163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6043" calcext:value-type="float">
            <text:p>-4.916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30277968" calcext:value-type="float">
            <text:p>-4.9230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49658984" calcext:value-type="float">
            <text:p>-4.934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26798984" calcext:value-type="float">
            <text:p>-4.9326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949" calcext:value-type="float">
            <text:p>-4.925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53137968" calcext:value-type="float">
            <text:p>-4.9253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60148984" calcext:value-type="float">
            <text:p>-4.94601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2144" calcext:value-type="float">
            <text:p>-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98907968" calcext:value-type="float">
            <text:p>-4.96989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31598984" calcext:value-type="float">
            <text:p>-4.9631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63018984" calcext:value-type="float">
            <text:p>-4.9563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24918984" calcext:value-type="float">
            <text:p>-4.9524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543968984" calcext:value-type="float">
            <text:p>-4.9543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03657968" calcext:value-type="float">
            <text:p>-4.9603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8268984" calcext:value-type="float">
            <text:p>-4.96582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49708984" calcext:value-type="float">
            <text:p>-4.97497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9764" calcext:value-type="float">
            <text:p>-4.9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46838984" calcext:value-type="float">
            <text:p>-4.9646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8908" calcext:value-type="float">
            <text:p>-4.97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79248984" calcext:value-type="float">
            <text:p>-4.9879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848768984" calcext:value-type="float">
            <text:p>-4.9848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775107968" calcext:value-type="float">
            <text:p>-4.97751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6815" calcext:value-type="float">
            <text:p>-4.996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2723" calcext:value-type="float">
            <text:p>-5.022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0912" calcext:value-type="float">
            <text:p>-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70688984" calcext:value-type="float">
            <text:p>-4.9970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6408984" calcext:value-type="float">
            <text:p>-5.0016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01168984" calcext:value-type="float">
            <text:p>-5.0001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18947968" calcext:value-type="float">
            <text:p>-5.0018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24028984" calcext:value-type="float">
            <text:p>-5.0024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34518984" calcext:value-type="float">
            <text:p>-5.01345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48487968" calcext:value-type="float">
            <text:p>-5.01484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9769" calcext:value-type="float">
            <text:p>-5.009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3292" calcext:value-type="float">
            <text:p>-5.0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43078984" calcext:value-type="float">
            <text:p>-5.0043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4529" calcext:value-type="float">
            <text:p>-4.994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09007" calcext:value-type="float">
            <text:p>-5.009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93598984" calcext:value-type="float">
            <text:p>-5.03935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69798984" calcext:value-type="float">
            <text:p>-5.0469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58977968" calcext:value-type="float">
            <text:p>-5.0258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36117968" calcext:value-type="float">
            <text:p>-5.0236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90728984" calcext:value-type="float">
            <text:p>-5.02907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5187968" calcext:value-type="float">
            <text:p>-5.0415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08507968" calcext:value-type="float">
            <text:p>-5.0308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13588984" calcext:value-type="float">
            <text:p>-5.0313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69467968" calcext:value-type="float">
            <text:p>-5.03694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76478984" calcext:value-type="float">
            <text:p>-5.0576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1204" calcext:value-type="float">
            <text:p>-5.0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2822" calcext:value-type="float">
            <text:p>-5.052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5583" calcext:value-type="float">
            <text:p>-5.045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87577968" calcext:value-type="float">
            <text:p>-5.0487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70457968" calcext:value-type="float">
            <text:p>-5.06704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5969" calcext:value-type="float">
            <text:p>-5.085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44777968" calcext:value-type="float">
            <text:p>-5.0944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8349" calcext:value-type="float">
            <text:p>-5.0783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397408984" calcext:value-type="float">
            <text:p>-5.03974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773" calcext:value-type="float">
            <text:p>-5.041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23295648" calcext:value-type="float">
            <text:p>-5.04232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1392" calcext:value-type="float">
            <text:p>-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65757968" calcext:value-type="float">
            <text:p>-5.1165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9878" calcext:value-type="float">
            <text:p>-5.119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22248984" calcext:value-type="float">
            <text:p>-5.10222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45717968" calcext:value-type="float">
            <text:p>-5.0845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990497968" calcext:value-type="float">
            <text:p>-5.0990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048918984" calcext:value-type="float">
            <text:p>-5.1048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36498984" calcext:value-type="float">
            <text:p>-5.0736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62837968" calcext:value-type="float">
            <text:p>-5.0662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5014" calcext:value-type="float">
            <text:p>-5.06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91387968" calcext:value-type="float">
            <text:p>-5.0491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595528984" calcext:value-type="float">
            <text:p>-5.05955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85697968" calcext:value-type="float">
            <text:p>-5.0685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759358984" calcext:value-type="float">
            <text:p>-5.0759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880007968" calcext:value-type="float">
            <text:p>-5.08800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652544" calcext:value-type="float">
            <text:p>-4.996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11130432" calcext:value-type="float">
            <text:p>-4.92111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36034424" calcext:value-type="float">
            <text:p>-4.933603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22048984" calcext:value-type="float">
            <text:p>-4.94220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18897968" calcext:value-type="float">
            <text:p>-4.9618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81737968" calcext:value-type="float">
            <text:p>-4.9481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5537968" calcext:value-type="float">
            <text:p>-4.9405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05537968" calcext:value-type="float">
            <text:p>-4.9405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5093" calcext:value-type="float">
            <text:p>-4.935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37288984" calcext:value-type="float">
            <text:p>-4.94372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75057968" calcext:value-type="float">
            <text:p>-4.9375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78208984" calcext:value-type="float">
            <text:p>-4.91782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1758" calcext:value-type="float">
            <text:p>-4.921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2332" calcext:value-type="float">
            <text:p>-4.94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38141" calcext:value-type="float">
            <text:p>-4.938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35358984" calcext:value-type="float">
            <text:p>-4.92353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23928984" calcext:value-type="float">
            <text:p>-4.9223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01068984" calcext:value-type="float">
            <text:p>-4.9201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242978984" calcext:value-type="float">
            <text:p>-4.9242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3856" calcext:value-type="float">
            <text:p>-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74398984" calcext:value-type="float">
            <text:p>-4.9174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08042" calcext:value-type="float">
            <text:p>-4.908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89754" calcext:value-type="float">
            <text:p>-4.88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76887968" calcext:value-type="float">
            <text:p>-4.8776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71478984" calcext:value-type="float">
            <text:p>-4.8671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52428984" calcext:value-type="float">
            <text:p>-4.86524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323" calcext:value-type="float">
            <text:p>-4.87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13388984" calcext:value-type="float">
            <text:p>-4.87133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0036" calcext:value-type="float">
            <text:p>-4.86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35917968" calcext:value-type="float">
            <text:p>-4.8635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900078984" calcext:value-type="float">
            <text:p>-4.8900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4133" calcext:value-type="float">
            <text:p>-4.874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69561" calcext:value-type="float">
            <text:p>-4.869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5768984" calcext:value-type="float">
            <text:p>-4.87057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70323" calcext:value-type="float">
            <text:p>-4.87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74957968" calcext:value-type="float">
            <text:p>-4.8574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97158984" calcext:value-type="float">
            <text:p>-4.8397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81918984" calcext:value-type="float">
            <text:p>-4.8381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13338984" calcext:value-type="float">
            <text:p>-4.8313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0008984" calcext:value-type="float">
            <text:p>-4.83400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97158984" calcext:value-type="float">
            <text:p>-4.8397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86387968" calcext:value-type="float">
            <text:p>-4.8586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9655" calcext:value-type="float">
            <text:p>-4.85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51654" calcext:value-type="float">
            <text:p>-4.851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34927968" calcext:value-type="float">
            <text:p>-4.83349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76178984" calcext:value-type="float">
            <text:p>-4.8176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75847968" calcext:value-type="float">
            <text:p>-4.8075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5934" calcext:value-type="float">
            <text:p>-4.80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6983" calcext:value-type="float">
            <text:p>-4.816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3173" calcext:value-type="float">
            <text:p>-4.8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91418984" calcext:value-type="float">
            <text:p>-4.8191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3173" calcext:value-type="float">
            <text:p>-4.813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56797968" calcext:value-type="float">
            <text:p>-4.8056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6618984" calcext:value-type="float">
            <text:p>-4.7886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67237968" calcext:value-type="float">
            <text:p>-4.7767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37697968" calcext:value-type="float">
            <text:p>-4.7637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75138984" calcext:value-type="float">
            <text:p>-4.7475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75138984" calcext:value-type="float">
            <text:p>-4.7475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75797968" calcext:value-type="float">
            <text:p>-4.7675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797717968" calcext:value-type="float">
            <text:p>-4.7797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67834" calcext:value-type="float">
            <text:p>-4.767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85297968" calcext:value-type="float">
            <text:p>-4.7485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470057968" calcext:value-type="float">
            <text:p>-4.7470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264317968" calcext:value-type="float">
            <text:p>-4.7264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70947968" calcext:value-type="float">
            <text:p>-4.69709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34118984" calcext:value-type="float">
            <text:p>-4.6934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99254" calcext:value-type="float">
            <text:p>-4.69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6344" calcext:value-type="float">
            <text:p>-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41688984" calcext:value-type="float">
            <text:p>-4.6541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51847968" calcext:value-type="float">
            <text:p>-4.6551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551847968" calcext:value-type="float">
            <text:p>-4.6551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423578984" calcext:value-type="float">
            <text:p>-4.6423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274988984" calcext:value-type="float">
            <text:p>-4.62749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137828984" calcext:value-type="float">
            <text:p>-4.6137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052737968" calcext:value-type="float">
            <text:p>-4.605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768258984" calcext:value-type="float">
            <text:p>-4.5768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0951" calcext:value-type="float">
            <text:p>-4.560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15527968" calcext:value-type="float">
            <text:p>-4.55155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08847968" calcext:value-type="float">
            <text:p>-4.54088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90737968" calcext:value-type="float">
            <text:p>-4.5290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60588984" calcext:value-type="float">
            <text:p>-4.5360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97698984" calcext:value-type="float">
            <text:p>-4.5097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467" calcext:value-type="float">
            <text:p>-4.4984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51978984" calcext:value-type="float">
            <text:p>-4.5051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81187968" calcext:value-type="float">
            <text:p>-4.5081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98638984" calcext:value-type="float">
            <text:p>-4.49986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55788984" calcext:value-type="float">
            <text:p>-4.50557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8754" calcext:value-type="float">
            <text:p>-4.50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84997968" calcext:value-type="float">
            <text:p>-4.5084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84997968" calcext:value-type="float">
            <text:p>-4.5084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0753" calcext:value-type="float">
            <text:p>-4.500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36407968" calcext:value-type="float">
            <text:p>-4.49364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8628984" calcext:value-type="float">
            <text:p>-4.49186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609" calcext:value-type="float">
            <text:p>-4.491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555104" calcext:value-type="float">
            <text:p>-4.515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27238984" calcext:value-type="float">
            <text:p>-4.5227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0088984" calcext:value-type="float">
            <text:p>-4.51700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469" calcext:value-type="float">
            <text:p>-4.514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1802" calcext:value-type="float">
            <text:p>-4.511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3895" calcext:value-type="float">
            <text:p>-4.49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02117968" calcext:value-type="float">
            <text:p>-4.4902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17688984" calcext:value-type="float">
            <text:p>-4.50176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46897968" calcext:value-type="float">
            <text:p>-4.5046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818" calcext:value-type="float">
            <text:p>-4.4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86218984" calcext:value-type="float">
            <text:p>-4.4686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643037968" calcext:value-type="float">
            <text:p>-4.46430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797" calcext:value-type="float">
            <text:p>-4.471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11617968" calcext:value-type="float">
            <text:p>-4.4711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2178" calcext:value-type="float">
            <text:p>-4.47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2084" calcext:value-type="float">
            <text:p>-4.4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3895" calcext:value-type="float">
            <text:p>-4.493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02448984" calcext:value-type="float">
            <text:p>-4.5002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7418" calcext:value-type="float">
            <text:p>-4.48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323" calcext:value-type="float">
            <text:p>-4.489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275" calcext:value-type="float">
            <text:p>-4.48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8942" calcext:value-type="float">
            <text:p>-4.488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086" calcext:value-type="float">
            <text:p>-4.498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7418" calcext:value-type="float">
            <text:p>-4.48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78655" calcext:value-type="float">
            <text:p>-4.478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37347968" calcext:value-type="float">
            <text:p>-4.48373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656" calcext:value-type="float">
            <text:p>-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9704" calcext:value-type="float">
            <text:p>-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09737968" calcext:value-type="float">
            <text:p>-4.4909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67827968" calcext:value-type="float">
            <text:p>-4.48678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853858984" calcext:value-type="float">
            <text:p>-4.4853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199" calcext:value-type="float">
            <text:p>-4.491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985937968" calcext:value-type="float">
            <text:p>-4.4985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03039" calcext:value-type="float">
            <text:p>-4.503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2183" calcext:value-type="float">
            <text:p>-4.512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485" calcext:value-type="float">
            <text:p>-4.51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9422" calcext:value-type="float">
            <text:p>-4.519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41207968" calcext:value-type="float">
            <text:p>-4.52412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21327" calcext:value-type="float">
            <text:p>-4.5213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76437968" calcext:value-type="float">
            <text:p>-4.5176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452028984" calcext:value-type="float">
            <text:p>-4.54520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539658984" calcext:value-type="float">
            <text:p>-4.5539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603157968" calcext:value-type="float">
            <text:p>-4.5603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96384" calcext:value-type="float">
            <text:p>-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56176" calcext:value-type="float">
            <text:p>-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04432" calcext:value-type="float">
            <text:p>-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11496" calcext:value-type="float">
            <text:p>-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66104" calcext:value-type="float">
            <text:p>-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9768" calcext:value-type="float">
            <text:p>-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44896" calcext:value-type="float">
            <text:p>-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6712" calcext:value-type="float">
            <text:p>-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13376" calcext:value-type="float">
            <text:p>-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5632" calcext:value-type="float">
            <text:p>-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68" calcext:value-type="float">
            <text:p>-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70904" calcext:value-type="float">
            <text:p>-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258056" calcext:value-type="float">
            <text:p>-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31336" calcext:value-type="float">
            <text:p>-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425</text:p>
          </table:table-cell>
          <table:table-cell office:value-type="string" calcext:value-type="string">
            <text:p>MBMG-257425</text:p>
          </table:table-cell>
          <table:table-cell office:value-type="string" calcext:value-type="string">
            <text:p>201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408" calcext:value-type="float">
            <text:p>-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1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0" meta:object-count="0"/>
    <meta:user-defined meta:name="AppVersion">3.0</meta:user-defined>
  </office:meta>
</office:document-meta>
</file>